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C000000C8DE4BB85E.png" manifest:media-type="image/png"/>
  <manifest:file-entry manifest:full-path="Pictures/10000201000006180000048648BE3C2C.png" manifest:media-type="image/png"/>
  <manifest:file-entry manifest:full-path="Pictures/1000020100000200000002529B49186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7.937cm" svg:height="5.291cm" svg:x="9.554cm" svg:y="2.679cm">
            <draw:image xlink:href="Pictures/100000000000012C000000C8DE4BB85E.png" xlink:type="simple" xlink:show="embed" xlink:actuate="onLoad">
              <text:p/>
            </draw:image>
          </draw:frame>
          <draw:frame draw:style-name="gr2" draw:text-style-name="P1" draw:layer="layout" svg:width="4.801cm" svg:height="5.563cm" svg:x="5.261cm" svg:y="2.679cm">
            <draw:image xlink:href="Pictures/1000020100000200000002529B491867.png" xlink:type="simple" xlink:show="embed" xlink:actuate="onLoad">
              <text:p/>
            </draw:image>
          </draw:frame>
          <draw:frame draw:style-name="gr2" draw:text-style-name="P1" draw:layer="layout" svg:width="7.468cm" svg:height="5.537cm" draw:transform="skewX (-9.00626477356416E-017) rotate (0.288328392429463) translate (15.396cm 4.09cm)">
            <draw:image xlink:href="Pictures/10000201000006180000048648BE3C2C.png" xlink:type="simple" xlink:show="embed" xlink:actuate="onLoad">
              <text:p/>
            </draw:image>
          </draw:frame>
        </draw:g>
        <draw:frame draw:style-name="gr3" draw:layer="layout" svg:width="6.858cm" svg:height="0.962cm" svg:x="5.334cm" svg:y="9.65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lph </meta:initial-creator>
    <meta:creation-date>2014-01-23T10:22:51</meta:creation-date>
    <dc:date>2014-01-23T10:59:26</dc:date>
    <dc:creator>ralph </dc:creator>
    <meta:editing-duration>PT5M13S</meta:editing-duration>
    <meta:editing-cycles>1</meta:editing-cycles>
    <meta:document-statistic meta:object-count="28"/>
    <meta:generator>LibreOffice/3.5$Linux_X86_64 LibreOffice_project/350m1$Build-2</meta:generator>
  </office:meta>
</office:document-meta>
</file>